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2.313cm" fo:min-width="3.001cm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2.818cm" fo:min-width="4.268cm"/>
    </style:style>
    <style:style style:name="gr4" style:family="graphic" style:parent-style-name="standard">
      <style:graphic-properties draw:textarea-horizontal-align="justify" draw:textarea-vertical-align="middle" draw:auto-grow-height="false" fo:min-height="2.296cm" fo:min-width="2.046cm"/>
    </style:style>
    <style:style style:name="gr5" style:family="graphic" style:parent-style-name="objectwithoutfill">
      <style:graphic-properties svg:stroke-color="#ff3333" draw:marker-end="Arrow" draw:marker-end-width="0.3cm" draw:fill="none" draw:fill-color="#ff3333" draw:textarea-vertical-align="middle"/>
    </style:style>
    <style:style style:name="gr6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loext:graphic-properties draw:fill="none" draw:fill-color="#ff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 fo:font-size="11pt" style:font-size-asian="11pt" style:font-size-complex="11pt"/>
    </style:style>
    <style:style style:name="P6" style:family="paragraph">
      <style:paragraph-properties fo:text-align="center"/>
      <style:text-properties fo:color="#ffffff" fo:font-size="11pt" fo:background-color="transparent" style:font-size-asian="11pt" style:font-size-complex="11pt"/>
    </style:style>
    <style:style style:name="P7" style:family="paragraph">
      <style:paragraph-properties fo:text-align="center"/>
      <style:text-properties fo:color="#ffffff" fo:background-color="transparen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color="#ffffff" fo:font-size="11pt" fo:background-color="transparen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9cm" svg:height="3.5cm" svg:x="7.4cm" svg:y="1.5cm">
          <text:p text:style-name="P1"><text:span text:style-name="T1">VISTA</text:span></text:p>
          <text:p text:style-name="P1"><text:span text:style-name="T1">(index.jsp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4.1cm" svg:x="8.9cm" svg:y="24.1cm">
          <text:p text:style-name="P1"><text:span text:style-name="T1">DAT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5.1cm" svg:height="3.4cm" svg:x="8cm" svg:y="18.3cm">
          <text:p text:style-name="P1"><text:span text:style-name="T1">GestorBD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6cm" svg:height="3.6cm" svg:x="9cm" svg:y="8cm">
          <text:p text:style-name="P2"><text:span text:style-name="T2">Selector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0.8cm" svg:y1="5cm" svg:x2="10.8cm" svg:y2="8cm">
          <text:p/>
        </draw:line>
        <draw:line draw:style-name="gr6" draw:text-style-name="P4" draw:layer="layout" svg:x1="11.3cm" svg:y1="24.1cm" svg:x2="11.3cm" svg:y2="21.7cm">
          <text:p/>
        </draw:line>
        <draw:line draw:style-name="gr7" draw:text-style-name="P4" draw:layer="layout" svg:x1="9.9cm" svg:y1="21.7cm" svg:x2="9.9cm" svg:y2="24.2cm">
          <text:p/>
        </draw:line>
        <draw:custom-shape draw:style-name="gr8" draw:text-style-name="P5" draw:layer="layout" svg:width="2.5cm" svg:height="2.5cm" svg:x="2.3cm" svg:y="13.6cm">
          <text:p text:style-name="P5"><text:span text:style-name="T3">Servlet1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cm" svg:height="2.5cm" svg:x="16.4cm" svg:y="13.6cm">
          <text:p text:style-name="P5"><text:span text:style-name="T3">Servlet6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2.5cm" svg:x="13.6cm" svg:y="13.6cm">
          <text:p text:style-name="P6"><text:span text:style-name="T4">Servlet5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cm" svg:height="2.5cm" svg:x="10.8cm" svg:y="13.6cm">
          <text:p text:style-name="P5"><text:span text:style-name="T3">Servlet4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cm" svg:height="2.5cm" svg:x="8cm" svg:y="13.6cm">
          <text:p text:style-name="P5"><text:span text:style-name="T3">Servlet3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5cm" svg:height="2.5cm" svg:x="5.2cm" svg:y="13.6cm">
          <text:p text:style-name="P5"><text:span text:style-name="T3">Servlet2.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cm" svg:y1="10.1cm" svg:x2="3.9cm" svg:y2="13.7cm">
          <text:p/>
        </draw:line>
        <draw:line draw:style-name="gr7" draw:text-style-name="P4" draw:layer="layout" svg:x1="9.4cm" svg:y1="10.9cm" svg:x2="6.8cm" svg:y2="13.7cm">
          <text:p/>
        </draw:line>
        <draw:line draw:style-name="gr7" draw:text-style-name="P4" draw:layer="layout" svg:x1="10.2cm" svg:y1="11.5cm" svg:x2="9.4cm" svg:y2="13.6cm">
          <text:p/>
        </draw:line>
        <draw:line draw:style-name="gr7" draw:text-style-name="P4" draw:layer="layout" svg:x1="11.4cm" svg:y1="11.5cm" svg:x2="11.9cm" svg:y2="13.6cm">
          <text:p/>
        </draw:line>
        <draw:line draw:style-name="gr7" draw:text-style-name="P4" draw:layer="layout" svg:x1="12.4cm" svg:y1="10.7cm" svg:x2="14.7cm" svg:y2="13.6cm">
          <text:p/>
        </draw:line>
        <draw:line draw:style-name="gr7" draw:text-style-name="P4" draw:layer="layout" svg:x1="12.6cm" svg:y1="9.9cm" svg:x2="17.5cm" svg:y2="13.6cm">
          <text:p/>
        </draw:line>
        <draw:custom-shape draw:style-name="gr9" draw:text-style-name="P8" draw:layer="layout" svg:width="0.2cm" svg:height="0.2cm" svg:x="18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19.5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19.2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3cm" svg:y1="16.1cm" svg:x2="8.1cm" svg:y2="20.2cm">
          <text:p/>
        </draw:line>
        <draw:line draw:style-name="gr7" draw:text-style-name="P4" draw:layer="layout" svg:x1="6.5cm" svg:y1="16.1cm" svg:x2="8.3cm" svg:y2="18.4cm">
          <text:p/>
        </draw:line>
        <draw:line draw:style-name="gr7" draw:text-style-name="P4" draw:layer="layout" svg:x1="9.5cm" svg:y1="16.1cm" svg:x2="9.8cm" svg:y2="18.3cm">
          <text:p/>
        </draw:line>
        <draw:line draw:style-name="gr7" draw:text-style-name="P4" draw:layer="layout" svg:x1="11.9cm" svg:y1="16.1cm" svg:x2="11.5cm" svg:y2="18.3cm">
          <text:p/>
        </draw:line>
        <draw:line draw:style-name="gr7" draw:text-style-name="P4" draw:layer="layout" svg:x1="14.7cm" svg:y1="16.1cm" svg:x2="13cm" svg:y2="18.7cm">
          <text:p/>
        </draw:line>
        <draw:line draw:style-name="gr7" draw:text-style-name="P4" draw:layer="layout" svg:x1="17.6cm" svg:y1="16.1cm" svg:x2="13.1cm" svg:y2="20cm">
          <text:p/>
        </draw:line>
        <draw:line draw:style-name="gr6" draw:text-style-name="P4" draw:layer="layout" svg:x1="3cm" svg:y1="13.7cm" svg:x2="7.3cm" svg:y2="3.9cm">
          <text:p/>
        </draw:line>
        <draw:line draw:style-name="gr6" draw:text-style-name="P4" draw:layer="layout" svg:x1="5.9cm" svg:y1="13.7cm" svg:x2="7.9cm" svg:y2="5cm">
          <text:p/>
        </draw:line>
        <draw:line draw:style-name="gr6" draw:text-style-name="P4" draw:layer="layout" svg:x1="18.4cm" svg:y1="13.8cm" svg:x2="14.3cm" svg:y2="4.2cm">
          <text:p/>
        </draw:line>
        <draw:line draw:style-name="gr6" draw:text-style-name="P4" draw:layer="layout" svg:x1="15.2cm" svg:y1="13.6cm" svg:x2="13.8cm" svg:y2="5.1cm">
          <text:p/>
        </draw:line>
        <draw:line draw:style-name="gr6" draw:text-style-name="P4" draw:layer="layout" svg:x1="8.7cm" svg:y1="13.9cm" svg:x2="8.7cm" svg:y2="5cm">
          <text:p/>
        </draw:line>
        <draw:line draw:style-name="gr6" draw:text-style-name="P4" draw:layer="layout" svg:x1="13cm" svg:y1="14.2cm" svg:x2="12.9cm" svg:y2="5.1cm">
          <text:p/>
        </draw:line>
        <draw:line draw:style-name="gr6" draw:text-style-name="P4" draw:layer="layout" svg:x1="8cm" svg:y1="19.3cm" svg:x2="4.3cm" svg:y2="15.9cm">
          <text:p/>
        </draw:line>
        <draw:line draw:style-name="gr6" draw:text-style-name="P4" draw:layer="layout" svg:x1="8.9cm" svg:y1="18.3cm" svg:x2="7.2cm" svg:y2="15.8cm">
          <text:p/>
        </draw:line>
        <draw:line draw:style-name="gr6" draw:text-style-name="P4" draw:layer="layout" svg:x1="10.2cm" svg:y1="18.3cm" svg:x2="9.8cm" svg:y2="16cm">
          <text:p/>
        </draw:line>
        <draw:line draw:style-name="gr6" draw:text-style-name="P4" draw:layer="layout" svg:x1="11.9cm" svg:y1="18.3cm" svg:x2="12.4cm" svg:y2="16.1cm">
          <text:p/>
        </draw:line>
        <draw:line draw:style-name="gr6" draw:text-style-name="P4" draw:layer="layout" svg:x1="12.6cm" svg:y1="18.3cm" svg:x2="14.2cm" svg:y2="15.9cm">
          <text:p/>
        </draw:line>
        <draw:line draw:style-name="gr6" draw:text-style-name="P4" draw:layer="layout" svg:x1="13.1cm" svg:y1="19.5cm" svg:x2="17cm" svg:y2="15.9cm">
          <text:p/>
        </draw:line>
        <draw:line draw:style-name="gr6" draw:text-style-name="P4" draw:layer="layout" svg:x1="1.9cm" svg:y1="2.8cm" svg:x2="5.3cm" svg:y2="2.8cm">
          <text:p/>
        </draw:line>
        <draw:line draw:style-name="gr10" draw:text-style-name="P4" draw:layer="layout" svg:x1="4.64cm" svg:y1="4.2cm" svg:x2="1.54cm" svg:y2="4.2cm">
          <text:p text:style-name="P8"/>
        </draw:line>
        <draw:frame draw:style-name="gr11" draw:text-style-name="P9" draw:layer="layout" svg:width="2.86cm" svg:height="0.962cm" svg:x="1.94cm" svg:y="3.3cm">
          <draw:text-box>
            <text:p>Request</text:p>
          </draw:text-box>
        </draw:frame>
        <draw:frame draw:style-name="gr12" draw:text-style-name="P9" draw:layer="layout" svg:width="3.651cm" svg:height="0.962cm" svg:x="1.649cm" svg:y="2cm">
          <draw:text-box>
            <text:p>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6:50:54.007254392</meta:creation-date>
    <dc:date>2016-02-15T17:22:43.541402271</dc:date>
    <meta:editing-duration>PT31M44S</meta:editing-duration>
    <meta:editing-cycles>8</meta:editing-cycles>
    <meta:generator>LibreOffice/5.0.5.2$Linux_X86_64 LibreOffice_project/00m0$Build-2</meta:generator>
    <meta:document-statistic meta:object-count="44"/>
  </office:meta>
</office:document-meta>
</file>